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start" fo:text-indent="0cm"/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color="#ffffff" fo:font-family="'Arial Black'" style:font-style-name="Normalny" style:font-family-generic="swiss" style:font-pitch="variable" fo:font-size="48pt" fo:font-style="normal" fo:font-weight="bold" style:font-size-asian="48pt" style:font-size-complex="4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P10" style:family="paragraph">
      <style:paragraph-properties fo:margin-left="0cm" fo:margin-right="0cm" fo:text-align="center" fo:text-indent="0cm"/>
      <style:text-properties fo:color="#ffffff" fo:font-family="'Arial Black'" style:font-style-name="Normalny" style:font-family-generic="swiss" style:font-pitch="variable" fo:font-size="48pt" fo:font-style="normal" fo:font-weight="bold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T2" style:family="text"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T3" style:family="text">
      <style:text-properties fo:color="#ffffff" fo:font-family="'Arial Black'" style:font-style-name="Normalny" style:font-family-generic="swiss" style:font-pitch="variable" fo:font-size="48pt" fo:font-style="normal" fo:font-weight="bold" style:font-size-asian="48pt" style:font-size-complex="48pt"/>
    </style:style>
    <style:style style:name="T4" style:family="text">
      <style:text-properties fo:color="#ffffff" fo:font-family="'Arial Black'" style:font-style-name="Normalny" style:font-family-generic="swiss" style:font-pitch="variable" fo:font-size="48pt" fo:font-style="normal" fo:font-weight="bold" style:font-family-asian="Arial" style:font-family-generic-asian="swiss" style:font-pitch-asian="variable" style:font-size-asian="48pt" style:font-weight-asian="bold" style:font-family-complex="Arial" style:font-family-generic-complex="swiss" style:font-pitch-complex="variable" style:font-size-complex="48pt" style:font-weight-complex="bold"/>
    </style:style>
    <style:style style:name="T5" style:family="text">
      <style:text-properties fo:color="#ffffff" style:text-outline="false" style:text-line-through-style="none" fo:font-family="'Arial Black'" style:font-style-name="Normalny" style:font-family-generic="swiss" style:font-pitch="variable" fo:font-size="48pt" fo:font-style="normal" fo:text-shadow="none" style:text-underline-style="none" fo:font-weight="bold" style:font-family-asian="'Arial Unicode MS'" style:font-pitch-asian="variable" style:font-size-asian="48pt" style:font-style-asian="normal" style:font-weight-asian="normal" style:font-family-complex="Tahoma" style:font-pitch-complex="variable" style:font-size-complex="48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'Arial Black'" style:font-style-name="Normalny" style:font-family-generic="swiss" style:font-pitch="variable" fo:font-size="48pt" fo:font-style="normal" fo:text-shadow="none" style:text-underline-style="none" fo:font-weight="bold" style:font-family-asian="Arial" style:font-family-generic-asian="swiss" style:font-pitch-asian="variable" style:font-size-asian="48pt" style:font-style-asian="normal" style:font-weight-asian="bold" style:font-family-complex="Arial" style:font-family-generic-complex="swiss" style:font-pitch-complex="variable" style:font-size-complex="48pt" style:font-style-complex="normal" style:font-weight-complex="bold" style:text-emphasize="none" style:font-relief="none"/>
    </style:style>
    <style:style style:name="T7" style:family="text">
      <style:text-properties fo:color="#ffffff" style:text-outline="false" style:text-line-through-style="none" fo:font-family="'Arial Black'" style:font-family-generic="swiss" style:font-pitch="variable" fo:font-size="48pt" fo:font-style="normal" fo:text-shadow="none" style:text-underline-style="none" fo:font-weight="bold" style:font-family-asian="'Arial Unicode MS'" style:font-pitch-asian="variable" style:font-size-asian="48pt" style:font-style-asian="normal" style:font-weight-asian="normal" style:font-family-complex="Tahoma" style:font-pitch-complex="variable" style:font-size-complex="48pt" style:font-style-complex="normal" style:font-weight-complex="normal" style:text-emphasize="none" style:font-relief="none"/>
    </style:style>
    <style:style style:name="T8" style:family="text">
      <style:text-properties fo:color="#ffffff" style:text-outline="false" style:text-line-through-style="none" fo:font-family="'Arial Black'" style:font-family-generic="swiss" style:font-pitch="variable" fo:font-size="48pt" fo:font-style="normal" fo:text-shadow="none" style:text-underline-style="none" fo:font-weight="bold" style:font-family-asian="Arial" style:font-family-generic-asian="swiss" style:font-pitch-asian="variable" style:font-size-asian="48pt" style:font-style-asian="normal" style:font-weight-asian="bold" style:font-family-complex="Arial" style:font-family-generic-complex="swiss" style:font-pitch-complex="variable" style:font-size-complex="4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1. Z wszystkich niewiast</text:span><text:span text:style-name="T2"><text:line-break/></text:span><text:span text:style-name="T2">wybrana,</text:span><text:span text:style-name="T2"><text:line-break/></text:span><text:span text:style-name="T2">- przyjdź i drogę wskaż.</text:span><text:span text:style-name="T2"><text:line-break/></text:span><text:span text:style-name="T2">Córo Ludu Bożego,</text:span><text:span text:style-name="T2"><text:line-break/></text:span><text:span text:style-name="T2">- do Syna Twego nas prowadź.</text:span><text:span text:style-name="T2"><text:line-break/></text:span><text:span text:style-name="T2">Służebnico pokorna</text:span><text:span text:style-name="T2"><text:line-break/></text:span><text:span text:style-name="T2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4"><text:span text:style-name="T3">2. Królowo ognisk rodzinnych</text:span><text:span text:style-name="T3"><text:line-break/></text:span><text:span text:style-name="T3">- przyjdź i drogę wskaż.</text:span><text:span text:style-name="T3"><text:line-break/></text:span><text:span text:style-name="T3">Dziewico, wzorze prostoty</text:span><text:span text:style-name="T3"><text:line-break/></text:span><text:span text:style-name="T3">- do Syna Twego nas prowadź.</text:span><text:span text:style-name="T4"><text:line-break/></text:span><text:span text:style-name="T3">Oblubienico cieśli</text:span><text:span text:style-name="T3"><text:line-break/></text:span><text:span text:style-name="T3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8"><text:span text:style-name="T5">3. Królowo narodu naszego</text:span><text:span text:style-name="T3"><text:line-break/></text:span><text:span text:style-name="T3">- przyjdź i drogę wskaż.</text:span><text:span text:style-name="T3"><text:line-break/></text:span><text:span text:style-name="T5">Uciśnionych nadziejo</text:span><text:span text:style-name="T5"><text:line-break/></text:span><text:span text:style-name="T5">- do Syna Twego nas prowadź.</text:span><text:span text:style-name="T6"><text:line-break/></text:span><text:span text:style-name="T6">Światło łaknących prawdy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>
        <draw:frame presentation:style-name="pr1" draw:text-style-name="P7" draw:layer="layout" svg:width="28cm" svg:height="21cm" svg:x="0cm" svg:y="0cm" presentation:class="title" presentation:user-transformed="true">
          <draw:text-box>
            <text:p text:style-name="P8"><text:span text:style-name="T5">4. Pociecho ludu biednego</text:span><text:span text:style-name="T3"><text:line-break/></text:span><text:span text:style-name="T3">- przyjdź i drogę wskaż.</text:span><text:span text:style-name="T3"><text:line-break/></text:span><text:span text:style-name="T5">Pani wszelkiej radości</text:span><text:span text:style-name="T3"><text:line-break/></text:span><text:span text:style-name="T3">- do Syna Twego nas prowadź.</text:span><text:span text:style-name="T3"><text:line-break/></text:span><text:span text:style-name="T6">Matko tkliwego serca</text:span><text:span text:style-name="T3"><text:line-break/></text:span><text:span text:style-name="T3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8"><text:span text:style-name="T5">5. Dziewico, Matko Chrystusa</text:span><text:span text:style-name="T3"><text:line-break/></text:span><text:span text:style-name="T3">- przyjdź i drogę wskaż.</text:span><text:span text:style-name="T3"><text:line-break/></text:span><text:span text:style-name="T5">Dziewico, Matko Kościoła</text:span><text:span text:style-name="T5"><text:line-break/></text:span><text:span text:style-name="T5">- do Syna Twego nas prowadź.</text:span><text:span text:style-name="T6"><text:line-break/></text:span><text:span text:style-name="T6">Dziewico, Matko ludzi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omyślnie">
        <draw:frame presentation:style-name="pr1" draw:text-style-name="P9" draw:layer="layout" svg:width="28cm" svg:height="21cm" svg:x="0cm" svg:y="-0.001cm" presentation:class="title" presentation:user-transformed="true">
          <draw:text-box>
            <text:p text:style-name="P8"><text:span text:style-name="T7">6. Matko</text:span><text:span text:style-name="T7"><text:line-break/></text:span><text:span text:style-name="T7">przez Syna nam dana</text:span><text:span text:style-name="T7"><text:line-break/></text:span><text:span text:style-name="T1">- przyjdź i drogę wskaż.</text:span><text:span text:style-name="T1"><text:line-break/></text:span><text:span text:style-name="T7">Matko, która nas słuchasz</text:span><text:span text:style-name="T7"><text:line-break/></text:span><text:span text:style-name="T7">- do Syna Twego nas prowadź.</text:span><text:span text:style-name="T7"><text:line-break/></text:span><text:span text:style-name="T8">Ty nas zawsze rozumiesz</text:span><text:span text:style-name="T8"><text:line-break/></text:span><text:span text:style-name="T7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omyślnie"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8"><text:span text:style-name="T5">7. Dziewico z nami idąca</text:span><text:span text:style-name="T5"><text:line-break/></text:span><text:span text:style-name="T3">- przyjdź i drogę wskaż.</text:span><text:span text:style-name="T3"><text:line-break/></text:span><text:span text:style-name="T5">Historii świata promieniu</text:span><text:span text:style-name="T5"><text:line-break/></text:span><text:span text:style-name="T5">- do Syna Twego nas prowadź.</text:span><text:span text:style-name="T5"><text:line-break/></text:span><text:span text:style-name="T6">Pośredniczko najlepsz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omyślnie">
        <draw:frame presentation:style-name="pr1" draw:text-style-name="P10" draw:layer="layout" svg:width="28cm" svg:height="21cm" svg:x="0cm" svg:y="0cm" presentation:class="title" presentation:user-transformed="true">
          <draw:text-box>
            <text:p text:style-name="P8"><text:span text:style-name="T5">8. Matko ludzi bezdomnych</text:span><text:span text:style-name="T5"><text:line-break/></text:span><text:span text:style-name="T3">- przyjdź i drogę wskaż.</text:span><text:span text:style-name="T3"><text:line-break/></text:span><text:span text:style-name="T5">Matko prześladowanych</text:span><text:span text:style-name="T5"><text:line-break/></text:span><text:span text:style-name="T5">- do Syna Twego nas prowadź.</text:span><text:span text:style-name="T5"><text:line-break/></text:span><text:span text:style-name="T6">Matko dzieci wzgardzonych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omyślnie">
        <draw:frame presentation:style-name="pr1" draw:text-style-name="P9" draw:layer="layout" svg:width="28cm" svg:height="21cm" svg:x="-0.001cm" svg:y="-0.002cm" presentation:class="title" presentation:user-transformed="true">
          <draw:text-box>
            <text:p text:style-name="P8"><text:span text:style-name="T7">9. Matko ludzi cierpiących</text:span><text:span text:style-name="T7"><text:line-break/></text:span><text:span text:style-name="T1">- przyjdź i drogę wskaż.</text:span><text:span text:style-name="T1"><text:line-break/></text:span><text:span text:style-name="T7">Matko z sercem przeszytym</text:span><text:span text:style-name="T7"><text:line-break/></text:span><text:span text:style-name="T7">- do Syna Twego nas prowadź.</text:span><text:span text:style-name="T7"><text:line-break/></text:span><text:span text:style-name="T8">U stóp krzyża stojąca</text:span><text:span text:style-name="T8"><text:line-break/></text:span><text:span text:style-name="T7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omyślnie"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8"><text:span text:style-name="T5">10. Matko płacząca nad nami</text:span><text:span text:style-name="T5"><text:line-break/></text:span><text:span text:style-name="T3">- przyjdź i drogę wskaż.</text:span><text:span text:style-name="T3"><text:line-break/></text:span><text:span text:style-name="T5">Matko przed karą chroniąca</text:span><text:span text:style-name="T5"><text:line-break/></text:span><text:span text:style-name="T5">- do Syna Twego nas prowadź.</text:span><text:span text:style-name="T5"><text:line-break/></text:span><text:span text:style-name="T6">Matko nas przyjmując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size="24.7000007629395pt" fo:language="pl" fo:country="PL" fo:font-style="italic" fo:font-weight="bold" style:letter-kerning="true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15.8999996185303pt" fo:language="en" fo:country="US" fo:font-style="italic" style:font-size-asian="15.8999996185303pt" style:language-asian="pl" style:country-asian="PL" style:font-style-asian="italic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date>2015-05-25T19:50:00.96</dc:date>
    <dc:language>pl-PL</dc:language>
    <meta:editing-cycles>27</meta:editing-cycles>
    <meta:editing-duration>PT1H30M3S</meta:editing-duration>
    <dc:creator>Woda Życia</dc:creator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